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4" calcext:value-type="float">
            <text:p>-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4" calcext:value-type="float">
            <text:p>-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25" calcext:value-type="float">
            <text:p>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4" calcext:value-type="float">
            <text:p>-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4" calcext:value-type="float">
            <text:p>-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4" calcext:value-type="float">
            <text:p>-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4" calcext:value-type="float">
            <text:p>-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25" calcext:value-type="float">
            <text:p>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4" calcext:value-type="float">
            <text:p>-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4" calcext:value-type="float">
            <text:p>-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0:21:56.021515128</meta:creation-date>
    <dc:date>2018-11-09T10:37:28.524499410</dc:date>
    <meta:editing-duration>PT5M22S</meta:editing-duration>
    <meta:editing-cycles>2</meta:editing-cycles>
    <meta:generator>LibreOffice/5.1.6.2$Linux_X86_64 LibreOffice_project/10m0$Build-2</meta:generator>
    <meta:document-statistic meta:table-count="3" meta:cell-count="1550" meta:object-count="0"/>
  </office:meta>
</office:document-meta>
</file>